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17cm" style:rel-width="100%" fo:margin-top="0cm" fo:margin-bottom="0cm" style:page-number="1" table:align="center" style:writing-mode="lr-tb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5.0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2" style:family="table-row">
      <style:table-row-properties style:min-row-height="1.2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4f81bd" fo:border-bottom="none"/>
    </style:style>
    <style:style style:name="Table1.3" style:family="table-row">
      <style:table-row-properties style:min-row-height="0.635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none"/>
    </style:style>
    <style:style style:name="Table3" style:family="table">
      <style:table-properties style:width="16.672cm" fo:margin-left="0cm" fo:margin-top="0cm" fo:margin-bottom="0cm" table:align="left" style:writing-mode="lr-tb"/>
    </style:style>
    <style:style style:name="Table3.A" style:family="table-column">
      <style:table-column-properties style:column-width="4.068cm"/>
    </style:style>
    <style:style style:name="Table3.C" style:family="table-column">
      <style:table-column-properties style:column-width="4.468cm"/>
    </style:style>
    <style:style style:name="Table3.1" style:family="table-row">
      <style:table-row-properties style:min-row-height="0.908cm"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2" style:family="table-row">
      <style:table-row-properties style:min-row-height="1.582cm" fo:keep-together="auto"/>
    </style:style>
    <style:style style:name="Table4" style:family="table">
      <style:table-properties style:width="13.653cm" fo:margin-left="1.619cm" fo:margin-top="0cm" fo:margin-bottom="0cm" table:align="left" style:writing-mode="lr-tb"/>
    </style:style>
    <style:style style:name="Table4.A" style:family="table-column">
      <style:table-column-properties style:column-width="4.011cm"/>
    </style:style>
    <style:style style:name="Table4.B" style:family="table-column">
      <style:table-column-properties style:column-width="5.629cm"/>
    </style:style>
    <style:style style:name="Table4.C" style:family="table-column">
      <style:table-column-properties style:column-width="4.01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ing_20_1" style:list-style-name="WWNum1">
      <style:text-properties officeooo:paragraph-rsid="0017a3be"/>
    </style:style>
    <style:style style:name="P2" style:family="paragraph" style:parent-style-name="Heading_20_1" style:list-style-name="WWNum1">
      <style:paragraph-properties fo:break-before="page"/>
      <style:text-properties officeooo:paragraph-rsid="0017a3be"/>
    </style:style>
    <style:style style:name="P3" style:family="paragraph" style:parent-style-name="Heading_20_1" style:list-style-name="WWNum1" style:master-page-name="Converted1">
      <style:paragraph-properties style:page-number="auto"/>
      <style:text-properties officeooo:paragraph-rsid="0017a3be"/>
    </style:style>
    <style:style style:name="P4" style:family="paragraph" style:parent-style-name="TOC_20_Heading">
      <style:paragraph-properties fo:break-before="page"/>
      <style:text-properties officeooo:paragraph-rsid="0017a3be"/>
    </style:style>
    <style:style style:name="P5" style:family="paragraph" style:parent-style-name="Contents_20_1">
      <style:paragraph-properties>
        <style:tab-stops>
          <style:tab-stop style:position="0.776cm"/>
          <style:tab-stop style:position="16.492cm" style:type="right" style:leader-style="dotted" style:leader-text="."/>
        </style:tab-stops>
      </style:paragraph-properties>
      <style:text-properties officeooo:paragraph-rsid="0017a3be"/>
    </style:style>
    <style:style style:name="P6" style:family="paragraph" style:parent-style-name="Contents_20_2">
      <style:paragraph-properties>
        <style:tab-stops>
          <style:tab-stop style:position="1.552cm"/>
          <style:tab-stop style:position="16.492cm" style:type="right" style:leader-style="dotted" style:leader-text="."/>
        </style:tab-stops>
      </style:paragraph-properties>
      <style:text-properties officeooo:paragraph-rsid="0017a3be"/>
    </style:style>
    <style:style style:name="P7" style:family="paragraph" style:parent-style-name="Standard">
      <style:text-properties style:font-name="Arial" fo:font-size="10pt" officeooo:paragraph-rsid="0017a3be" style:font-name-asian="SimSun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5pt" officeooo:paragraph-rsid="0017a3be" style:font-name-asian="SimSun" style:font-size-asian="15pt" style:font-size-complex="10pt"/>
    </style:style>
    <style:style style:name="P9" style:family="paragraph" style:parent-style-name="Standard">
      <style:text-properties fo:font-size="16pt" fo:font-weight="bold" officeooo:paragraph-rsid="0017a3be" style:font-size-asian="16pt" style:font-weight-asian="bold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5pt" officeooo:paragraph-rsid="0017a3be" style:font-size-asian="15pt"/>
    </style:style>
    <style:style style:name="P11" style:family="paragraph" style:parent-style-name="Standard">
      <style:text-properties officeooo:rsid="000f2511" officeooo:paragraph-rsid="0017a3be"/>
    </style:style>
    <style:style style:name="P12" style:family="paragraph" style:parent-style-name="Standard">
      <style:text-properties fo:font-size="12pt" officeooo:paragraph-rsid="0017a3be" style:font-size-asian="12pt"/>
    </style:style>
    <style:style style:name="P13" style:family="paragraph" style:parent-style-name="Standard">
      <style:text-properties officeooo:paragraph-rsid="0017a3be"/>
    </style:style>
    <style:style style:name="P14" style:family="paragraph" style:parent-style-name="Standard">
      <style:text-properties officeooo:paragraph-rsid="001afb1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8pt" fo:font-weight="bold" officeooo:paragraph-rsid="0017a3be" style:font-size-asian="18pt" style:font-weight-asian="bold"/>
    </style:style>
    <style:style style:name="P16" style:family="paragraph" style:parent-style-name="Standard">
      <style:paragraph-properties fo:margin-top="0cm" fo:margin-bottom="0cm" loext:contextual-spacing="false" style:line-height-at-least="0.423cm" fo:text-align="center" style:justify-single-word="false" fo:orphans="0" fo:widows="0"/>
      <style:text-properties fo:font-size="12pt" officeooo:rsid="00108041" officeooo:paragraph-rsid="0017a3be" style:font-size-asian="12pt" style:font-size-complex="12pt"/>
    </style:style>
    <style:style style:name="P17" style:family="paragraph" style:parent-style-name="Standard">
      <style:paragraph-properties fo:margin-top="0.212cm" fo:margin-bottom="0cm" loext:contextual-spacing="false" style:line-height-at-least="0.423cm" fo:text-align="center" style:justify-single-word="false" fo:orphans="0" fo:widows="0"/>
      <style:text-properties officeooo:paragraph-rsid="0017a3be"/>
    </style:style>
    <style:style style:name="P18" style:family="paragraph" style:parent-style-name="Standard">
      <style:paragraph-properties fo:margin-top="0.212cm" fo:margin-bottom="0cm" loext:contextual-spacing="false" style:line-height-at-least="0.423cm" fo:text-align="center" style:justify-single-word="false" fo:orphans="0" fo:widows="0"/>
      <style:text-properties style:font-name="Arial" fo:font-size="12pt" officeooo:rsid="00108041" officeooo:paragraph-rsid="0017a3be" style:font-name-asian="SimSun" style:font-size-asian="12pt" style:font-name-complex="Times New Roman" style:font-size-complex="12pt"/>
    </style:style>
    <style:style style:name="P19" style:family="paragraph" style:parent-style-name="Standard">
      <style:paragraph-properties fo:margin-top="0.212cm" fo:margin-bottom="0cm" loext:contextual-spacing="false" style:line-height-at-least="0.423cm" fo:text-align="center" style:justify-single-word="false" fo:orphans="0" fo:widows="0"/>
      <style:text-properties style:font-name="Arial" fo:font-size="12pt" officeooo:paragraph-rsid="0017a3be" style:font-name-asian="SimSun" style:font-size-asian="12pt" style:font-name-complex="Times New Roman" style:font-size-complex="12pt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fo:font-size="12pt" officeooo:rsid="000f2511" officeooo:paragraph-rsid="0017a3be" style:font-size-asian="12pt" style:font-size-complex="12pt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font-size="12pt" officeooo:paragraph-rsid="0017a3be" style:font-size-asian="12pt" style:font-size-complex="12pt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officeooo:paragraph-rsid="0017a3be" style:font-size-asian="12pt"/>
    </style:style>
    <style:style style:name="P23" style:family="paragraph" style:parent-style-name="Standard">
      <style:paragraph-properties fo:margin-left="0cm" fo:margin-right="0cm" fo:text-indent="1.27cm" style:auto-text-indent="false"/>
      <style:text-properties officeooo:rsid="00108041" officeooo:paragraph-rsid="0017a3be"/>
    </style:style>
    <style:style style:name="P24" style:family="paragraph" style:parent-style-name="Standard">
      <style:paragraph-properties fo:margin-left="0cm" fo:margin-right="0cm" fo:text-indent="1.27cm" style:auto-text-indent="false"/>
      <style:text-properties officeooo:paragraph-rsid="0017a3be"/>
    </style:style>
    <style:style style:name="P25" style:family="paragraph" style:parent-style-name="Standard">
      <style:paragraph-properties fo:margin-left="2.064cm" fo:margin-right="0cm" fo:text-indent="0cm" style:auto-text-indent="false"/>
      <style:text-properties officeooo:paragraph-rsid="0017a3be"/>
    </style:style>
    <style:style style:name="P26" style:family="paragraph" style:parent-style-name="Standard">
      <style:paragraph-properties fo:margin-left="0.635cm" fo:margin-right="0cm" fo:text-indent="0cm" style:auto-text-indent="false"/>
      <style:text-properties officeooo:paragraph-rsid="0017a3be"/>
    </style:style>
    <style:style style:name="P27" style:family="paragraph" style:parent-style-name="List_20_Paragraph">
      <style:paragraph-properties fo:margin-left="1.905cm" fo:margin-right="0cm" fo:margin-top="0cm" fo:margin-bottom="0.353cm" loext:contextual-spacing="true" fo:text-indent="0cm" style:auto-text-indent="false"/>
      <style:text-properties officeooo:paragraph-rsid="0017a3be"/>
    </style:style>
    <style:style style:name="P28" style:family="paragraph" style:parent-style-name="List_20_Paragraph" style:list-style-name="WWNum2">
      <style:text-properties officeooo:paragraph-rsid="0017a3be"/>
    </style:style>
    <style:style style:name="P29" style:family="paragraph" style:parent-style-name="List_20_Paragraph" style:list-style-name="WWNum2">
      <style:text-properties officeooo:rsid="00108041" officeooo:paragraph-rsid="0017a3be"/>
    </style:style>
    <style:style style:name="P30" style:family="paragraph" style:parent-style-name="No_20_Spacing">
      <style:paragraph-properties fo:line-height="115%" fo:text-align="center" style:justify-single-word="false"/>
      <style:text-properties officeooo:paragraph-rsid="0017a3be"/>
    </style:style>
    <style:style style:name="P31" style:family="paragraph" style:parent-style-name="No_20_Spacing">
      <style:paragraph-properties fo:line-height="115%" fo:text-align="center" style:justify-single-word="false"/>
      <style:text-properties fo:text-transform="uppercase" style:font-name="Cambria" officeooo:paragraph-rsid="0017a3be"/>
    </style:style>
    <style:style style:name="P32" style:family="paragraph" style:parent-style-name="No_20_Spacing">
      <style:paragraph-properties fo:line-height="115%" fo:text-align="center" style:justify-single-word="false"/>
      <style:text-properties fo:text-transform="uppercase" style:font-name="Cambria" officeooo:rsid="000f2511" officeooo:paragraph-rsid="0017a3be"/>
    </style:style>
    <style:style style:name="P33" style:family="paragraph" style:parent-style-name="No_20_Spacing">
      <style:paragraph-properties fo:line-height="115%" fo:text-align="center" style:justify-single-word="false"/>
      <style:text-properties fo:font-size="15pt" fo:font-weight="bold" officeooo:paragraph-rsid="0017a3be" style:font-size-asian="15pt" style:font-weight-asian="bold" style:font-size-complex="15pt"/>
    </style:style>
    <style:style style:name="P34" style:family="paragraph" style:parent-style-name="No_20_Spacing">
      <style:paragraph-properties fo:line-height="115%"/>
      <style:text-properties officeooo:paragraph-rsid="0017a3be" style:font-name-asian="PMingLiU" style:language-asian="zh" style:country-asian="TW"/>
    </style:style>
    <style:style style:name="P35" style:family="paragraph" style:parent-style-name="No_20_Spacing">
      <style:paragraph-properties fo:line-height="115%" fo:text-align="center" style:justify-single-word="false"/>
      <style:text-properties fo:font-weight="bold" officeooo:paragraph-rsid="0017a3be" style:font-weight-asian="bold" style:font-weight-complex="bold"/>
    </style:style>
    <style:style style:name="P36" style:family="paragraph" style:parent-style-name="No_20_Spacing">
      <style:paragraph-properties fo:line-height="115%" fo:text-align="center" style:justify-single-word="false"/>
      <style:text-properties style:font-name="Arial" fo:font-weight="bold" officeooo:paragraph-rsid="0017a3be" style:font-name-asian="SimSun" style:font-weight-asian="bold" style:font-name-complex="Times New Roman" style:font-size-complex="10pt"/>
    </style:style>
    <style:style style:name="P37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38" style:family="paragraph" style:parent-style-name="Heading_20_2" style:list-style-name="WWNum1">
      <style:text-properties officeooo:paragraph-rsid="0017a3be"/>
    </style:style>
    <style:style style:name="P39" style:family="paragraph" style:parent-style-name="Heading_20_2">
      <style:paragraph-properties fo:margin-left="0cm" fo:margin-right="0cm" fo:text-indent="1.27cm" style:auto-text-indent="false"/>
      <style:text-properties officeooo:rsid="00108041" officeooo:paragraph-rsid="0017a3be"/>
    </style:style>
    <style:style style:name="P40" style:family="paragraph" style:parent-style-name="Heading_20_2">
      <style:paragraph-properties fo:margin-left="0cm" fo:margin-right="0cm" fo:text-indent="1.27cm" style:auto-text-indent="false"/>
      <style:text-properties officeooo:paragraph-rsid="0017a3be"/>
    </style:style>
    <style:style style:name="P41" style:family="paragraph" style:parent-style-name="Heading_20_2" style:list-style-name="">
      <style:paragraph-properties fo:margin-top="0.353cm" fo:margin-bottom="0cm" loext:contextual-spacing="false" fo:line-height="100%" fo:text-align="center" style:justify-single-word="false"/>
      <style:text-properties officeooo:paragraph-rsid="0017a3be"/>
    </style:style>
    <style:style style:name="P42" style:family="paragraph" style:parent-style-name="Heading_20_2" style:list-style-name="">
      <style:paragraph-properties fo:margin-top="0.353cm" fo:margin-bottom="0cm" loext:contextual-spacing="false" fo:line-height="100%" fo:text-align="center" style:justify-single-word="false"/>
      <style:text-properties officeooo:rsid="00108041" officeooo:paragraph-rsid="0017a3be"/>
    </style:style>
    <style:style style:name="P43" style:family="paragraph" style:parent-style-name="z_20_Body">
      <style:text-properties officeooo:paragraph-rsid="0017a3be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style:font-name="Cambria"/>
    </style:style>
    <style:style style:name="T2" style:family="text">
      <style:text-properties style:font-name="Cambria" fo:font-size="22pt" style:font-size-asian="22pt" style:font-size-complex="22pt"/>
    </style:style>
    <style:style style:name="T3" style:family="text">
      <style:text-properties text:display="true"/>
    </style:style>
    <style:style style:name="T4" style:family="text">
      <style:text-properties style:language-asian="en" style:country-asian="US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weight-complex="normal"/>
    </style:style>
    <style:style style:name="T7" style:family="text">
      <style:text-properties fo:font-size="14pt" style:font-size-asian="14pt"/>
    </style:style>
    <style:style style:name="T8" style:family="text">
      <style:text-properties fo:font-size="14pt" officeooo:rsid="000f2511" style:font-size-asian="14pt"/>
    </style:style>
    <style:style style:name="T9" style:family="text">
      <style:text-properties fo:font-size="14pt" officeooo:rsid="00108041" style:font-size-asian="14pt"/>
    </style:style>
    <style:style style:name="T10" style:family="text">
      <style:text-properties fo:color="#00000a" style:font-name="Calibri" fo:font-size="11pt" style:font-size-asian="11pt" style:font-name-complex="Calibri1" style:font-size-complex="12pt"/>
    </style:style>
    <style:style style:name="T11" style:family="text">
      <style:text-properties fo:color="#00000a" style:font-name="Calibri" fo:font-size="11pt" fo:font-weight="normal" style:font-size-asian="11pt" style:font-weight-asian="normal" style:font-name-complex="Calibri1" style:font-size-complex="12pt"/>
    </style:style>
    <style:style style:name="T12" style:family="text">
      <style:text-properties fo:color="#00000a" style:font-name="Calibri" fo:font-size="11pt" fo:font-weight="normal" officeooo:rsid="00108041" style:font-size-asian="11pt" style:font-weight-asian="normal" style:font-name-complex="Calibri1" style:font-size-complex="12pt"/>
    </style:style>
    <style:style style:name="T13" style:family="text">
      <style:text-properties fo:color="#00000a" style:font-name="Calibri" fo:font-size="11pt" fo:font-weight="normal" officeooo:rsid="0017a3be" style:font-size-asian="11pt" style:font-weight-asian="normal" style:font-name-complex="Calibri1" style:font-size-complex="12pt"/>
    </style:style>
    <style:style style:name="T14" style:family="text">
      <style:text-properties officeooo:rsid="00108041"/>
    </style:style>
    <style:style style:name="T15" style:family="text">
      <style:text-properties officeooo:rsid="0017a3be"/>
    </style:style>
    <style:style style:name="T16" style:family="text">
      <style:text-properties officeooo:rsid="00197a57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7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0"><text:span text:style-name="T1"><text:s text:c="4"/></text:span></text:p>
            <text:p text:style-name="P31"/>
            <text:p text:style-name="P31"/>
            <text:p text:style-name="P32">The <text:span text:style-name="T15">Whinery</text:span> <text:s/></text:p>
            <text:p text:style-name="P32">Web <text:s/>portal</text:p>
            <text:p text:style-name="P31"><text:bookmark text:name="_GoBack"/></text:p>
            <text:p text:style-name="P31"/>
            <text:p text:style-name="P31"/>
            <text:p text:style-name="P31"/>
            <text:p text:style-name="P30"><text:span text:style-name="T1"><text:s/></text:span></text:p>
            <text:p text:style-name="P30"/>
            <text:p text:style-name="P33"/>
          </table:table-cell>
        </table:table-row>
        <table:table-row table:style-name="Table1.2">
          <table:table-cell table:style-name="Table1.A2" office:value-type="string">
            <text:p text:style-name="P30"><text:span text:style-name="T2">Software Requirements Specification</text:span></text:p>
          </table:table-cell>
        </table:table-row>
        <table:table-row table:style-name="Table1.3">
          <table:table-cell table:style-name="Table1.A3" office:value-type="string">
            <text:p text:style-name="P34"/>
          </table:table-cell>
        </table:table-row>
        <table:table-row table:style-name="Table1.3">
          <table:table-cell table:style-name="Table1.A3" office:value-type="string">
            <text:p text:style-name="P35"/>
          </table:table-cell>
        </table:table-row>
        <table:table-row table:style-name="Table1.3">
          <table:table-cell table:style-name="Table1.A3" office:value-type="string">
            <text:p text:style-name="P36"/>
            <text:p text:style-name="P35"/>
          </table:table-cell>
        </table:table-row>
      </table:table>
      <text:p text:style-name="P7"/>
      <text:p text:style-name="P13"/>
      <text:p text:style-name="P13">￼</text:p>
      <text:p text:style-name="P4">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Toc498502835" text:style-name="Index_20_Link" text:visited-style-name="Index_20_Link"><text:span text:style-name="T3">1.</text:span></text:a><text:a xlink:type="simple" xlink:href="#_Toc498502835" text:style-name="Index_20_Link" text:visited-style-name="Index_20_Link"><text:span text:style-name="T4"><text:tab/></text:span></text:a><text:a xlink:type="simple" xlink:href="#_Toc498502835" text:style-name="Index_20_Link" text:visited-style-name="Index_20_Link">Revision History</text:a><text:a xlink:type="simple" xlink:href="#_Toc498502835" text:style-name="Index_20_Link" text:visited-style-name="Index_20_Link"><text:span text:style-name="T3"><text:tab/>3</text:span></text:a></text:p>
          <text:p text:style-name="P5"><text:a xlink:type="simple" xlink:href="#_Toc498502836" text:style-name="Index_20_Link" text:visited-style-name="Index_20_Link"><text:span text:style-name="T3">2.</text:span></text:a><text:a xlink:type="simple" xlink:href="#_Toc498502836" text:style-name="Index_20_Link" text:visited-style-name="Index_20_Link"><text:span text:style-name="T4"><text:tab/></text:span></text:a><text:a xlink:type="simple" xlink:href="#_Toc498502836" text:style-name="Index_20_Link" text:visited-style-name="Index_20_Link">Introduction</text:a><text:a xlink:type="simple" xlink:href="#_Toc498502836" text:style-name="Index_20_Link" text:visited-style-name="Index_20_Link"><text:span text:style-name="T3"><text:tab/>4</text:span></text:a></text:p>
          <text:p text:style-name="P6"><text:a xlink:type="simple" xlink:href="#_Toc498502837" text:style-name="Index_20_Link" text:visited-style-name="Index_20_Link"><text:span text:style-name="T3">2.1</text:span></text:a><text:a xlink:type="simple" xlink:href="#_Toc498502837" text:style-name="Index_20_Link" text:visited-style-name="Index_20_Link"><text:span text:style-name="T4"><text:tab/></text:span></text:a><text:a xlink:type="simple" xlink:href="#_Toc498502837" text:style-name="Index_20_Link" text:visited-style-name="Index_20_Link">Business overview</text:a><text:a xlink:type="simple" xlink:href="#_Toc498502837" text:style-name="Index_20_Link" text:visited-style-name="Index_20_Link"><text:span text:style-name="T3"><text:tab/>4</text:span></text:a></text:p>
          <text:p text:style-name="P6"><text:a xlink:type="simple" xlink:href="#_Toc498502838" text:style-name="Index_20_Link" text:visited-style-name="Index_20_Link"><text:span text:style-name="T3">2.2</text:span></text:a><text:a xlink:type="simple" xlink:href="#_Toc498502838" text:style-name="Index_20_Link" text:visited-style-name="Index_20_Link"><text:span text:style-name="T4"><text:tab/></text:span></text:a><text:a xlink:type="simple" xlink:href="#_Toc498502838" text:style-name="Index_20_Link" text:visited-style-name="Index_20_Link">Problem Statement</text:a><text:a xlink:type="simple" xlink:href="#_Toc498502838" text:style-name="Index_20_Link" text:visited-style-name="Index_20_Link"><text:span text:style-name="T3"><text:tab/>4</text:span></text:a></text:p>
          <text:p text:style-name="P6"><text:a xlink:type="simple" xlink:href="#_Toc498502839" text:style-name="Index_20_Link" text:visited-style-name="Index_20_Link"><text:span text:style-name="T3">2.3</text:span></text:a><text:a xlink:type="simple" xlink:href="#_Toc498502839" text:style-name="Index_20_Link" text:visited-style-name="Index_20_Link"><text:span text:style-name="T4"><text:tab/></text:span></text:a><text:a xlink:type="simple" xlink:href="#_Toc498502839" text:style-name="Index_20_Link" text:visited-style-name="Index_20_Link">Proposed Solution</text:a><text:a xlink:type="simple" xlink:href="#_Toc498502839" text:style-name="Index_20_Link" text:visited-style-name="Index_20_Link"><text:span text:style-name="T3"><text:tab/>4</text:span></text:a></text:p>
          <text:p text:style-name="P5"><text:a xlink:type="simple" xlink:href="#_Toc498502840" text:style-name="Index_20_Link" text:visited-style-name="Index_20_Link"><text:span text:style-name="T3">3.</text:span></text:a><text:a xlink:type="simple" xlink:href="#_Toc498502840" text:style-name="Index_20_Link" text:visited-style-name="Index_20_Link"><text:span text:style-name="T4"><text:tab/></text:span></text:a><text:a xlink:type="simple" xlink:href="#_Toc498502840" text:style-name="Index_20_Link" text:visited-style-name="Index_20_Link">Requirements</text:a><text:a xlink:type="simple" xlink:href="#_Toc498502840" text:style-name="Index_20_Link" text:visited-style-name="Index_20_Link"><text:span text:style-name="T3"><text:tab/>5</text:span></text:a></text:p>
          <text:p text:style-name="P5"><text:a xlink:type="simple" xlink:href="#_Toc498502841" text:style-name="Index_20_Link" text:visited-style-name="Index_20_Link"><text:span text:style-name="T3">4.</text:span></text:a><text:a xlink:type="simple" xlink:href="#_Toc498502841" text:style-name="Index_20_Link" text:visited-style-name="Index_20_Link"><text:span text:style-name="T4"><text:tab/></text:span></text:a><text:a xlink:type="simple" xlink:href="#_Toc498502841" text:style-name="Index_20_Link" text:visited-style-name="Index_20_Link">Architecture Diagram</text:a><text:a xlink:type="simple" xlink:href="#_Toc498502841" text:style-name="Index_20_Link" text:visited-style-name="Index_20_Link"><text:span text:style-name="T3"><text:tab/>5</text:span></text:a></text:p>
          <text:p text:style-name="P5"><text:a xlink:type="simple" xlink:href="#_Toc498502842" text:style-name="Index_20_Link" text:visited-style-name="Index_20_Link"><text:span text:style-name="T3">5.</text:span></text:a><text:a xlink:type="simple" xlink:href="#_Toc498502842" text:style-name="Index_20_Link" text:visited-style-name="Index_20_Link"><text:span text:style-name="T4"><text:tab/></text:span></text:a><text:a xlink:type="simple" xlink:href="#_Toc498502842" text:style-name="Index_20_Link" text:visited-style-name="Index_20_Link">Technologies to be used</text:a><text:a xlink:type="simple" xlink:href="#_Toc498502842" text:style-name="Index_20_Link" text:visited-style-name="Index_20_Link"><text:span text:style-name="T3"><text:tab/>6</text:span></text:a></text:p>
          <text:p text:style-name="P13"/>
        </text:index-body>
      </text:table-of-content>
      <text:p text:style-name="P10"/>
      <text:p text:style-name="P15"/>
      <text:list xml:id="list1751417380" text:style-name="WWNum1">
        <text:list-item>
          <text:h text:style-name="P3" text:outline-level="1"><text:bookmark-start text:name="_Toc498502835"/>Revision History<text:bookmark-end text:name="_Toc498502835"/></text:h>
        </text:list-item>
      </text:list>
      <text:p text:style-name="P13"/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row table:style-name="Table3.1">
          <table:table-cell table:style-name="Table3.A1" office:value-type="string">
            <text:p text:style-name="P17"><text:span text:style-name="T5">Date</text:span></text:p>
          </table:table-cell>
          <table:table-cell table:style-name="Table3.A1" office:value-type="string">
            <text:p text:style-name="P17"><text:span text:style-name="T5">Version</text:span></text:p>
          </table:table-cell>
          <table:table-cell table:style-name="Table3.A1" office:value-type="string">
            <text:p text:style-name="P17"><text:span text:style-name="T5">Author</text:span></text:p>
          </table:table-cell>
          <table:table-cell table:style-name="Table3.A1" office:value-type="string">
            <text:p text:style-name="P17"><text:span text:style-name="T5">Reviewers</text:span></text:p>
          </table:table-cell>
        </table:table-row>
        <table:table-row table:style-name="Table3.2">
          <table:table-cell table:style-name="Table3.A1" office:value-type="string">
            <text:p text:style-name="P18">17/12/​2018</text:p>
          </table:table-cell>
          <table:table-cell table:style-name="Table3.A1" office:value-type="string">
            <text:p text:style-name="P18">0,1</text:p>
          </table:table-cell>
          <table:table-cell table:style-name="Table3.A1" office:value-type="string">
            <text:p text:style-name="P16">Braun Brelin</text:p>
          </table:table-cell>
          <table:table-cell table:style-name="Table3.A1" office:value-type="string">
            <text:p text:style-name="P19"/>
          </table:table-cell>
        </table:table-row>
      </table:table>
      <text:p text:style-name="P8"/>
      <text:p text:style-name="P9"/>
      <text:p text:style-name="P9"/>
      <text:list xml:id="list141860327539104" text:continue-numbering="true" text:style-name="WWNum1">
        <text:list-item>
          <text:h text:style-name="P2" text:outline-level="1"><text:bookmark-start text:name="_Toc498502836"/><text:span text:style-name="T6">Introduction</text:span><text:bookmark-end text:name="_Toc498502836"/></text:h>
          <text:list>
            <text:list-item>
              <text:h text:style-name="P38" text:outline-level="2"><text:bookmark-start text:name="_Toc498502837"/><text:bookmark-start text:name="_Toc404180901"/><text:span text:style-name="T7">Business overview</text:span><text:bookmark-end text:name="_Toc498502837"/><text:bookmark-end text:name="_Toc404180901"/></text:h>
            </text:list-item>
          </text:list>
        </text:list-item>
      </text:list>
      <text:p text:style-name="P21"/>
      <text:p text:style-name="P20">The <text:span text:style-name="T15">Whinery is a web portal that posts reviews of different wines from across the world. Currently, they have over 130,000 revierws in a text file. <text:s/>The owners of the Whinery would like to create a web portal to allow users to browse these reviews and query the data in various ways. </text:span></text:p>
      <text:list xml:id="list141862015190150" text:continue-numbering="true" text:style-name="WWNum1">
        <text:list-item>
          <text:list>
            <text:list-item>
              <text:h text:style-name="P38" text:outline-level="2"><text:bookmark-start text:name="_Toc498502838"/><text:bookmark-start text:name="_Toc404180902"/><text:span text:style-name="T7">Problem Statement</text:span><text:bookmark-end text:name="_Toc498502838"/><text:bookmark-end text:name="_Toc404180902"/></text:h>
            </text:list-item>
          </text:list>
        </text:list-item>
      </text:list>
      <text:p text:style-name="P11"><text:tab/></text:p>
      <text:p text:style-name="P11"><text:tab/>Currently, we need to build this web site to allow users access to all the <text:s/><text:tab/>relevant information in an organized and attractive manner. <text:s text:c="3"/>This web site <text:tab/>needs to allow users to query the site, get information in both a textual <text:tab/>manner as well as displaying relevant charts and graphs. <text:s/>Additionally, the <text:tab/>information must be stored in a database to allow for quick access and <text:tab/>retrieval of information. <text:s/><text:span text:style-name="T16">The data is currently in JSON format and so must be transformed in order to be able to store it in the database. </text:span></text:p>
      <text:p text:style-name="P22"/>
      <text:list xml:id="list141860631021387" text:continue-numbering="true" text:style-name="WWNum1">
        <text:list-item>
          <text:list>
            <text:list-item>
              <text:h text:style-name="P38" text:outline-level="2"><text:bookmark-start text:name="_Toc498502839"/><text:span text:style-name="T7">Proposed Solution</text:span><text:bookmark-end text:name="_Toc498502839"/></text:h>
            </text:list-item>
          </text:list>
        </text:list-item>
      </text:list>
      <text:p text:style-name="P13"><text:span text:style-name="T7"/></text:p>
      <text:p text:style-name="P14"><text:span text:style-name="T7"><text:tab/></text:span><text:span text:style-name="T8">The proposed solution is to build a three-tier application containing a database layer, a middleware layer, consisting of a DAO as well as other business logic, and a presentation layer. <text:s text:c="2"/></text:span><text:span text:style-name="T9">A RESTful interface should be implemented </text:span><text:span text:style-name="T8"><text:s/>to be able to send and receive data via JSON. <text:s/>Charts and graphs should be implemented using the Chart.js library. </text:span></text:p>
      <text:p text:style-name="P13"><text:span text:style-name="T8"/></text:p>
      <text:p text:style-name="P13"/>
      <text:p text:style-name="P22"/>
      <text:p text:style-name="P12"/>
      <text:list xml:id="list141861332066610" text:continue-numbering="true" text:style-name="WWNum1">
        <text:list-item>
          <text:h text:style-name="P2" text:outline-level="1"><text:bookmark-start text:name="_Toc498502840"/>Requirements<text:bookmark-end text:name="_Toc498502840"/></text:h>
        </text:list-item>
      </text:list>
      <text:h text:style-name="P40" text:outline-level="2">Functional Requirements</text:h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h text:style-name="P41" text:outline-level="2"><text:bookmark-start text:name="_Toc498502785"/><text:span text:style-name="T10">Requirement ID</text:span><text:bookmark-end text:name="_Toc498502785"/></text:h>
          </table:table-cell>
          <table:table-cell table:style-name="Table4.A1" office:value-type="string">
            <text:h text:style-name="P41" text:outline-level="2"><text:bookmark-start text:name="_Toc498502786"/><text:span text:style-name="T10">Requirement</text:span><text:bookmark-end text:name="_Toc498502786"/></text:h>
          </table:table-cell>
          <table:table-cell table:style-name="Table4.A1" office:value-type="string">
            <text:h text:style-name="P41" text:outline-level="2"><text:bookmark-start text:name="_Toc498502787"/><text:span text:style-name="T10">Requirement Type</text:span><text:bookmark-end text:name="_Toc498502787"/></text:h>
          </table:table-cell>
        </table:table-row>
        <table:table-row table:style-name="Table4.1">
          <table:table-cell table:style-name="Table4.A1" office:value-type="string">
            <text:h text:style-name="P41" text:outline-level="2"><text:bookmark-start text:name="_Toc498502788"/><text:span text:style-name="T11">MFR-1</text:span><text:bookmark-end text:name="_Toc498502788"/></text:h>
          </table:table-cell>
          <table:table-cell table:style-name="Table4.A1" office:value-type="string">
            <text:h text:style-name="P42" text:outline-level="2"><text:span text:style-name="T11">Create a login page to allow users to either register or log in. </text:span></text:h>
          </table:table-cell>
          <table:table-cell table:style-name="Table4.A1" office:value-type="string">
            <text:h text:style-name="P41" text:outline-level="2"><text:bookmark-start text:name="_Toc498502790"/><text:span text:style-name="T11">Must have</text:span><text:bookmark-end text:name="_Toc498502790"/></text:h>
          </table:table-cell>
        </table:table-row>
        <table:table-row table:style-name="Table4.1">
          <table:table-cell table:style-name="Table4.A1" office:value-type="string">
            <text:h text:style-name="P41" text:outline-level="2"><text:bookmark-start text:name="_Toc498502791"/><text:span text:style-name="T11">MFR-1.1</text:span><text:bookmark-end text:name="_Toc498502791"/></text:h>
          </table:table-cell>
          <table:table-cell table:style-name="Table4.A1" office:value-type="string">
            <text:h text:style-name="P42" text:outline-level="2"><text:span text:style-name="T11">Create <text:s/>a home page that will allow <text:s/>users to query the </text:span><text:span text:style-name="T13">wine review data</text:span></text:h>
          </table:table-cell>
          <table:table-cell table:style-name="Table4.A1" office:value-type="string">
            <text:h text:style-name="P41" text:outline-level="2"><text:bookmark-start text:name="_Toc498502793"/><text:span text:style-name="T11">Must have</text:span><text:bookmark-end text:name="_Toc498502793"/></text:h>
          </table:table-cell>
        </table:table-row>
        <table:table-row table:style-name="Table4.1">
          <table:table-cell table:style-name="Table4.A1" office:value-type="string">
            <text:h text:style-name="P41" text:outline-level="2"><text:bookmark-start text:name="_Toc498502794"/><text:span text:style-name="T11">MFR-1.2</text:span><text:bookmark-end text:name="_Toc498502794"/></text:h>
          </table:table-cell>
          <table:table-cell table:style-name="Table4.A1" office:value-type="string">
            <text:h text:style-name="P41" text:outline-level="2"><text:span text:style-name="T11">Create a query executor that can execute user queries/ API queries </text:span><text:span text:style-name="T12">by <text:s/>constructing a DAO layer </text:span></text:h>
          </table:table-cell>
          <table:table-cell table:style-name="Table4.A1" office:value-type="string">
            <text:h text:style-name="P41" text:outline-level="2"><text:bookmark-start text:name="_Toc498502796"/><text:span text:style-name="T11">Must have</text:span><text:bookmark-end text:name="_Toc498502796"/></text:h>
          </table:table-cell>
        </table:table-row>
        <table:table-row table:style-name="Table4.1">
          <table:table-cell table:style-name="Table4.A1" office:value-type="string">
            <text:h text:style-name="P41" text:outline-level="2"><text:span text:style-name="T12">O</text:span><text:bookmark-start text:name="_Toc498502797"/><text:span text:style-name="T11">FR-</text:span><text:bookmark-end text:name="_Toc498502797"/><text:span text:style-name="T11">1.</text:span><text:span text:style-name="T12">1</text:span></text:h>
          </table:table-cell>
          <table:table-cell table:style-name="Table4.A1" office:value-type="string">
            <text:h text:style-name="P42" text:outline-level="2"><text:span text:style-name="T11">Create <text:s/>charts and graphs to visually represent query output. </text:span></text:h>
          </table:table-cell>
          <table:table-cell table:style-name="Table4.A1" office:value-type="string">
            <text:h text:style-name="P42" text:outline-level="2"><text:bookmark-start text:name="_Toc498502799"/><text:span text:style-name="T11">N</text:span><text:bookmark-end text:name="_Toc498502799"/><text:span text:style-name="T11">ice to have. </text:span></text:h>
          </table:table-cell>
        </table:table-row>
      </table:table>
      <text:p text:style-name="P13"/>
      <text:p text:style-name="P13"><text:tab/>Note: MFR is Minimum Functional Requirement. OFR is Optional Functional Requirement.</text:p>
      <text:h text:style-name="P39" text:outline-level="2">3. <text:s/>Non functional requirements. </text:h>
      <text:p text:style-name="P23"/>
      <text:p text:style-name="P13"><text:span text:style-name="T14"><text:s text:c="11"/>1. </text:span>Multiple users should be able to access the chatbot service in reasonable time.</text:p>
      <text:p text:style-name="P24">2. Reasonably accurate meaning extraction from the Query</text:p>
      <text:p text:style-name="P24">3. Fast retrieval from data sources and client-understandable output</text:p>
      <text:p text:style-name="P13"/>
      <text:p text:style-name="P43"/>
      <text:p text:style-name="P13"/>
      <text:list xml:id="list141860293425574" text:continue-numbering="true" text:style-name="WWNum1">
        <text:list-item>
          <text:h text:style-name="P1" text:outline-level="1"><text:bookmark-start text:name="_Toc498502841"/>Architecture Diagram<text:bookmark-end text:name="_Toc498502841"/></text:h>
        </text:list-item>
      </text:list>
      <text:p text:style-name="P25"><text:s text:c="28"/></text:p>
      <text:p text:style-name="P26"><text:s text:c="4"/></text:p>
      <text:p text:style-name="P26"/>
      <text:p text:style-name="P26"/>
      <text:p text:style-name="P26"><text:s text:c="21"/><text:tab/><text:tab/><text:bookmark-start text:name="_Toc466453867"/></text:p>
      <text:list xml:id="list141861062550188" text:continue-numbering="true" text:style-name="WWNum1">
        <text:list-item>
          <text:h text:style-name="P1" text:outline-level="1"><text:bookmark-start text:name="_Toc498502842"/>Technologies <text:bookmark-end text:name="_Toc466453867"/>to be used<text:bookmark-end text:name="_Toc498502842"/></text:h>
        </text:list-item>
      </text:list>
      <text:list xml:id="list2385059922" text:style-name="WWNum2">
        <text:list-item>
          <text:p text:style-name="P28">Python </text:p>
        </text:list-item>
        <text:list-item>
          <text:p text:style-name="P29"><text:soft-page-break/>PostgreSQL</text:p>
        </text:list-item>
        <text:list-item>
          <text:p text:style-name="P29">Flask </text:p>
        </text:list-item>
        <text:list-item>
          <text:p text:style-name="P29">Chart.js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ja" style:country-asian="JP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  <style:text-properties style:font-name-asian="F" style:font-family-generic-asian="system" style:font-pitch-asian="variable" style:language-asian="ja" style:country-asian="JP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  <style:text-properties style:font-name-asian="F" style:font-family-generic-asian="system" style:font-pitch-asian="variable" style:language-asian="ja" style:country-asian="JP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z_20_Body" style:display-name="z Body" style:family="paragraph" style:parent-style-name="Standard" style:default-outline-level="">
      <style:paragraph-properties fo:margin-top="0cm" fo:margin-bottom="0.212cm" loext:contextual-spacing="false" fo:line-height="100%"/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41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2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7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draw:line text:anchor-type="paragraph" draw:z-index="3" draw:name="Straight Connector 2" draw:style-name="Mgr1" draw:text-style-name="MP2" svg:x1="0.058cm" svg:y1="1.123cm" svg:x2="16.512cm" svg:y2="1.124cm"><text:p/></draw:line><text:tab/></text:p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0:32:51.602503933</meta:creation-date>
    <dc:date>2018-12-16T14:18:59.829059166</dc:date>
    <meta:editing-duration>PT3H46M6S</meta:editing-duration>
    <meta:editing-cycles>4</meta:editing-cycles>
    <meta:generator>LibreOffice/6.0.3.2$Linux_X86_64 LibreOffice_project/00m0$Build-2</meta:generator>
    <meta:document-statistic meta:table-count="3" meta:image-count="0" meta:object-count="0" meta:page-count="8" meta:paragraph-count="63" meta:word-count="397" meta:character-count="2460" meta:non-whitespace-character-count="2016"/>
  </office:meta>
</office:document-meta>
</file>